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tab-stops/>
      </style:paragraph-properties>
    </style:style>
    <style:style style:name="P5"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10"/>
    <style:style style:name="P12" style:family="paragraph" style:parent-style-name="Standard" style:list-style-name="L11"/>
    <style:style style:name="P13" style:family="paragraph" style:parent-style-name="Standard" style:list-style-name="L12"/>
    <style:style style:name="P14" style:family="paragraph" style:parent-style-name="Standard" style:list-style-name="L13"/>
    <style:style style:name="P15" style:family="paragraph" style:parent-style-name="Standard" style:list-style-name="L14"/>
    <style:style style:name="P16" style:family="paragraph" style:parent-style-name="Standard" style:list-style-name="L15"/>
    <style:style style:name="P17" style:family="paragraph" style:parent-style-name="Standard" style:list-style-name="L16"/>
    <style:style style:name="P18" style:family="paragraph" style:parent-style-name="Standard" style:list-style-name="L17"/>
    <style:style style:name="P19" style:family="paragraph" style:parent-style-name="Standard" style:list-style-name="L18"/>
    <style:style style:name="P20" style:family="paragraph" style:parent-style-name="Standard" style:list-style-name="L19"/>
    <style:style style:name="P21" style:family="paragraph" style:parent-style-name="Standard" style:list-style-name="L20"/>
    <style:style style:name="P22" style:family="paragraph" style:parent-style-name="Standard" style:list-style-name="L21"/>
    <style:style style:name="P23" style:family="paragraph" style:parent-style-name="Standard" style:list-style-name="L22"/>
    <style:style style:name="P24" style:family="paragraph" style:parent-style-name="Standard" style:list-style-name="L23"/>
    <style:style style:name="P25" style:family="paragraph" style:parent-style-name="Standard" style:list-style-name="L24"/>
    <style:style style:name="P26" style:family="paragraph" style:parent-style-name="Standard" style:list-style-name="L25"/>
    <style:style style:name="P27" style:family="paragraph" style:parent-style-name="Standard" style:list-style-name="L29"/>
    <style:style style:name="P28" style:family="paragraph" style:parent-style-name="Standard" style:list-style-name="L30"/>
    <style:style style:name="P29" style:family="paragraph" style:parent-style-name="Standard" style:list-style-name="L31"/>
    <style:style style:name="P30" style:family="paragraph" style:parent-style-name="Standard" style:list-style-name="L32"/>
    <style:style style:name="P31" style:family="paragraph" style:parent-style-name="Standard" style:list-style-name="L33"/>
    <style:style style:name="P32" style:family="paragraph" style:parent-style-name="Standard" style:list-style-name="L26">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WW_5f_CharLFO26LVL1" text:bullet-char="">
        <style:list-level-properties text:list-level-position-and-space-mode="label-alignment">
          <style:list-level-label-alignment text:label-followed-by="listtab" fo:text-indent="-0.25in" fo:margin-left="0.74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492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492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1.99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492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2.99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492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3.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0.4925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1.4925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1.99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2.4925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2.992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3.4925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3.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492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492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1.99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492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2.99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492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3.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ersion history</text:p>
      <text:p text:style-name="P2"/>
      <text:p text:style-name="Standard">version 3.1.1:</text:p>
      <text:list xml:id="list6496557232925475883" text:style-name="L29">
        <text:list-item>
          <text:p text:style-name="P27">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27">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27">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4472408499946860348" text:style-name="L30">
        <text:list-item>
          <text:p text:style-name="P28">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7712557729408801726" text:style-name="L31">
        <text:list-item>
          <text:p text:style-name="P29">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9016680116638652544" text:style-name="L32">
        <text:list-item>
          <text:p text:style-name="P30">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4165975663178297183" text:style-name="L33">
        <text:list-item>
          <text:p text:style-name="P31">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text:soft-page-break/>version 2.1.6:</text:p>
      <text:list xml:id="list5047342184822900876" text:style-name="L5">
        <text:list-item>
          <text:p text:style-name="P6">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8586890464843022888" text:style-name="L6">
        <text:list-item>
          <text:p text:style-name="P7">Disable the Accept integration button when user overrides an automatic block analysis with a manual block selection followed by a click on the Block integrate button.<text:line-break/></text:p>
        </text:list-item>
      </text:list>
      <text:p text:style-name="Standard">version 2.1.4:</text:p>
      <text:list xml:id="list1893797631762454318" text:style-name="L7">
        <text:list-item>
          <text:p text:style-name="P8">Corrected a bug that kept manual selection of block integration from being performed after a refusal to accept the automatic block analysis results.<text:line-break/></text:p>
        </text:list-item>
      </text:list>
      <text:p text:style-name="Standard">version 2.1.3:</text:p>
      <text:list xml:id="list3284657572027935995" text:style-name="L8">
        <text:list-item>
          <text:p text:style-name="P9">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4707571342840018319" text:style-name="L9">
        <text:list-item>
          <text:p text:style-name="P10">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1145537257810814856" text:style-name="L10">
        <text:list-item>
          <text:p text:style-name="P11">Added progress bar tracking of block integration analysis because it can take an extended amount of time to complete the analysis when the light curve has many points.<text:line-break/></text:p>
        </text:list-item>
      </text:list>
      <text:p text:style-name="Standard">version 2.1.0</text:p>
      <text:list xml:id="list4011826200123740702" text:style-name="L11">
        <text:list-item>
          <text:p text:style-name="P12">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8079392940866368136" text:style-name="L12">
        <text:list-item>
          <text:p text:style-name="P13">Made the selection of Tooltip display 'sticky'</text:p>
        </text:list-item>
        <text:list-item>
          <text:p text:style-name="P13">Duration calculation when D and R span midnight now handled correctly</text:p>
        </text:list-item>
      </text:list>
      <text:p text:style-name="Standard"/>
      <text:p text:style-name="Standard">version 2.0.8</text:p>
      <text:list xml:id="list7073159292988285331" text:style-name="L13">
        <text:list-item>
          <text:p text:style-name="P14">toolTips changed to invoke and display in a custom dialog box that can be moved and resized to better accommodate legacy displays</text:p>
        </text:list-item>
        <text:list-item>
          <text:p text:style-name="P14">Calc flash timing calculation fixed to properly deal with the non-integer frame numbers that can result from field processed csv files</text:p>
        </text:list-item>
        <text:list-item>
          <text:p text:style-name="P14"><text:soft-page-break/>Flash timing has been verified to work with integrated light curves</text:p>
        </text:list-item>
        <text:list-item>
          <text:p text:style-name="P14">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4">This version provides several features to ease the <text:s/>processing of light curves that are timed with LED flashes from iPhones (John Grismore's AstroFlashTimer) or Android phones (Eric Couto's Occult Flash) rather than VTI timestamped files</text:p>
      <text:p text:style-name="P4"/>
      <text:list xml:id="list8874052741292080861" text:style-name="L14">
        <text:list-item>
          <text:p text:style-name="P15">Adds a button to calculate the edge position of an LED timing flash.</text:p>
        </text:list-item>
        <text:list-item>
          <text:p text:style-name="P15">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5">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5">Adds a checkbox to force manual entry of timestamp info. <text:s/>This is useful when OCR on a VTI timed light curve has catastrophic errors. <text:s/>It is always employed when using LED flash timing.</text:p>
        </text:list-item>
      </text:list>
      <text:list xml:id="list4158118921272911616" text:style-name="L15">
        <text:list-item>
          <text:p text:style-name="P16">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846065321275134308" text:style-name="L16">
        <text:list-item>
          <text:p text:style-name="P17">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562863818848240613" text:style-name="L17">
        <text:list-item>
          <text:p text:style-name="P18">files generated by pyote now contain PYOTE in the filename.<text:line-break/></text:p>
        </text:list-item>
        <text:list-item>
          <text:p text:style-name="P18">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3868544736287809112" text:style-name="L18">
        <text:list-item>
          <text:p text:style-name="P19">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1936513977003372835" text:style-name="L19">
        <text:list-item>
          <text:p text:style-name="P20"><text:soft-page-break/>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5734570644793067013" text:style-name="L20">
        <text:list-item>
          <text:p text:style-name="P21">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7447211497007367119" text:style-name="L21">
        <text:list-item>
          <text:p text:style-name="P22">improved handling of D and R region selection so that one cannot enter an invalid configuration --- automatic corrections/changes are applied.<text:line-break/></text:p>
        </text:list-item>
        <text:list-item>
          <text:p text:style-name="P22">incorporates a new 'solver' that no longer requires an initial estimation of baseline noise. <text:s/>This 'solver' is also much faster. <text:s/>With this 'solver', the two-pass modification added in version 1.46 is no longer needed.<text:line-break/></text:p>
        </text:list-item>
        <text:list-item>
          <text:p text:style-name="P22">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8975156223946261448" text:style-name="L22">
        <text:list-item>
          <text:p text:style-name="P23">adds bold red highlighting to message:</text:p>
        </text:list-item>
      </text:list>
      <text:p text:style-name="Standard"><text:span text:style-name="Default_20_Paragraph_20_Font"><text:span text:style-name="T4">! There is something wrong with timestamps at D and/or R or frames have been d</text:span></text:span><text:span text:style-name="Default_20_Paragraph_20_Font"><text:span text:style-name="T4">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8244429845433530893" text:style-name="L23">
        <text:list-item>
          <text:p text:style-name="P24">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24">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6484518065346334858" text:style-name="L24">
        <text:list-item>
          <text:p text:style-name="P25">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6414958304745385910" text:style-name="L25">
        <text:list-item>
          <text:p text:style-name="P26"><text:span text:style-name="Default_20_Paragraph_20_Font"><text:span text:style-name="T2">pyote</text:span></text:span> is designed for ease-of-use in the analysis of so-called square wave occultation light curves (defined as occultation recordings that exhibit no detectable diffraction effects). <text:s/>Such light curves are common with star/asteroid occultations when the star is effectively a point source and the asteroid transit speed is such that the disappearance/reappearance events occur much faster than the frame rate of the video recorder.<text:line-break/></text:p>
        </text:list-item>
        <text:list-item>
          <text:p text:style-name="P26">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text:line-break/></text:p>
        </text:list-item>
        <text:list-item>
          <text:p text:style-name="P26">Physically realistic model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26">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text:soft-page-break/>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4">Open an Anaconda Prompt window if you are running Windows. <text:s/></text:p>
      <text:p text:style-name="P4"/>
      <text:p text:style-name="P4">For a Mac installation, open a command window and type <text:span text:style-name="Default_20_Paragraph_20_Font"><text:span text:style-name="T1">source activat</text:span></text:span><text:span text:style-name="Default_20_Paragraph_20_Font"><text:span text:style-name="T1">e</text:span></text:span>.</text:p>
      <text:p text:style-name="P4"/>
      <text:p text:style-name="P4">Then, type the following line in that command window:</text:p>
      <text:p text:style-name="P4"/>
      <text:list xml:id="list2101597570726769559" text:style-name="L26">
        <text:list-item>
          <text:p text:style-name="P32">pip install pyote==1.42</text:p>
        </text:list-item>
      </text:list>
      <text:p text:style-name="P4"/>
      <text:p text:style-name="P4">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meta:initial-creator>Robert Anderson</meta:initial-creator>
    <dc:creator>Robert Anderson</dc:creator>
    <meta:creation-date>2017-08-27T18:53:00Z</meta:creation-date>
    <dc:date>2019-01-29T21:14:11</dc:date>
    <meta:editing-cycles>48</meta:editing-cycles>
    <meta:editing-duration>PT16M16S</meta:editing-duration>
    <meta:document-statistic meta:table-count="0" meta:image-count="2" meta:object-count="0" meta:page-count="6" meta:paragraph-count="87" meta:word-count="2348" meta:character-count="13994"/>
    <meta:template xlink:type="simple" xlink:actuate="onRequest" xlink:title="" xlink:href="Normal"/>
  </office:meta>
</office:document-meta>
</file>